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 Java, una <text:span text:style-name="Strong_20_Emphasis">ArrayList</text:span> es una de las clases más utilizadas en la colección de clases de la biblioteca estándar. Es parte del paquete <text:span text:style-name="Source_20_Text">java.util</text:span> y ofrece una manera flexible de manejar listas de elementos que pueden crecer y decrecer dinámicamente, a diferencia de un array tradicional que tiene un tamaño fijo una vez creado.</text:p>
      <text:h text:style-name="Heading_20_3" text:outline-level="3">Características principales de ArrayList:</text:h>
      <text:list xml:id="list1493739038" text:style-name="L1">
        <text:list-item>
          <text:p text:style-name="P4"><text:span text:style-name="Strong_20_Emphasis">Tamaño dinámico</text:span>:</text:p>
          <text:list>
            <text:list-item>
              <text:p text:style-name="P5">A diferencia de los arrays tradicionales, las <text:span text:style-name="Source_20_Text">ArrayList</text:span> pueden cambiar su tamaño de forma automática cuando se añaden o eliminan elementos. </text:p>
            </text:list-item>
          </text:list>
        </text:list-item>
        <text:list-item>
          <text:p text:style-name="P4"><text:span text:style-name="Strong_20_Emphasis">Acceso rápido</text:span>:</text:p>
          <text:list>
            <text:list-item>
              <text:p text:style-name="P5">Permite acceder a los elementos de forma rápida, utilizando índices (similar a los arrays). </text:p>
            </text:list-item>
          </text:list>
        </text:list-item>
        <text:list-item>
          <text:p text:style-name="P4"><text:span text:style-name="Strong_20_Emphasis">Elementos duplicados</text:span>:</text:p>
          <text:list>
            <text:list-item>
              <text:p text:style-name="P5">Permite almacenar elementos duplicados (a diferencia de otras colecciones como <text:span text:style-name="Source_20_Text">HashSet</text:span>). </text:p>
            </text:list-item>
          </text:list>
        </text:list-item>
        <text:list-item>
          <text:p text:style-name="P4"><text:span text:style-name="Strong_20_Emphasis">No almacena tipos primitivos</text:span>:</text:p>
          <text:list>
            <text:list-item>
              <text:p text:style-name="P4">Solo almacena objetos. Si deseas usar tipos primitivos como <text:span text:style-name="Source_20_Text">int</text:span>, <text:span text:style-name="Source_20_Text">char</text:span>, etc., Java los convierte a sus versiones "envolventes" (como <text:span text:style-name="Source_20_Text">Integer</text:span>, <text:span text:style-name="Source_20_Text">Character</text:span>). </text:p>
            </text:list-item>
          </text:list>
        </text:list-item>
      </text:list>
      <text:h text:style-name="Heading_20_3" text:outline-level="3">Creación de una ArrayList:</text:h>
      <text:p text:style-name="Text_20_body">Para crear una <text:span text:style-name="Source_20_Text">ArrayList</text:span> en Java, primero debes importar la clase de la siguiente manera:</text:p>
      <text:p text:style-name="P1"><text:span text:style-name="Source_20_Text">import java.util.ArrayList;</text:span></text:p>
      <text:p text:style-name="Text_20_body">Luego, puedes crear una <text:span text:style-name="Source_20_Text">ArrayList</text:span> de cualquier tipo de objeto (genéricos). Aquí tienes algunos ejemplos:</text:p>
      <text:p text:style-name="Preformatted_20_Text"><text:span text:style-name="Source_20_Text">ArrayList&lt;String&gt; listaDeCadenas = new ArrayList&lt;&gt;();</text:span></text:p>
      <text:p text:style-name="P1"><text:span text:style-name="Source_20_Text">ArrayList&lt;Integer&gt; listaDeNumeros = new ArrayList&lt;&gt;();</text:span></text:p>
      <text:h text:style-name="Heading_20_3" text:outline-level="3">Operaciones comunes en ArrayList:</text:h>
      <text:list xml:id="list303887250" text:style-name="L2">
        <text:list-item>
          <text:p text:style-name="P6"><text:span text:style-name="Strong_20_Emphasis">Agregar elementos</text:span>: Para agregar un elemento, se utiliza el método <text:span text:style-name="Source_20_Text">add()</text:span>:</text:p>
          <text:p text:style-name="P2"><text:span text:style-name="Source_20_Text">listaDeCadenas.add("Hola");</text:span></text:p>
          <text:p text:style-name="P3"><text:span text:style-name="Source_20_Text">listaDeCadenas.add("Mundo");</text:span></text:p>
        </text:list-item>
        <text:list-item>
          <text:p text:style-name="P6"><text:span text:style-name="Strong_20_Emphasis">Acceder a un elemento</text:span>: Puedes acceder a un elemento usando el índice con el método <text:span text:style-name="Source_20_Text">get()</text:span>:</text:p>
          <text:p text:style-name="P2"><text:span text:style-name="Source_20_Text">String palabra = listaDeCadenas.get(0); // Obtiene el primer elemento</text:span></text:p>
          <text:p text:style-name="P3"><text:span text:style-name="Source_20_Text">System.out.println(palabra); <text:s/>// Imprime "Hola"</text:span></text:p>
        </text:list-item>
        <text:list-item>
          <text:p text:style-name="P6"><text:span text:style-name="Strong_20_Emphasis">Modificar un elemento</text:span>: Puedes modificar un elemento en un índice específico con <text:span text:style-name="Source_20_Text">set()</text:span>:</text:p>
          <text:p text:style-name="P3"><text:span text:style-name="Source_20_Text">listaDeCadenas.set(0, "Java");</text:span></text:p>
        </text:list-item>
        <text:list-item>
          <text:p text:style-name="P6"><text:soft-page-break/><text:span text:style-name="Strong_20_Emphasis">Eliminar un elemento</text:span>: Para eliminar un elemento en un índice específico o por valor, se usa <text:span text:style-name="Source_20_Text">remove()</text:span>:</text:p>
          <text:p text:style-name="P2"><text:span text:style-name="Source_20_Text">listaDeCadenas.remove(1); <text:s/>// Elimina el elemento en el índice 1</text:span></text:p>
          <text:p text:style-name="P3"><text:span text:style-name="Source_20_Text">listaDeCadenas.remove("Java"); <text:s/>// Elimina el primer "Java" encontrado</text:span></text:p>
        </text:list-item>
        <text:list-item>
          <text:p text:style-name="P6"><text:span text:style-name="Strong_20_Emphasis">Tamaño de la lista</text:span>: Para obtener el número de elementos en la lista, se utiliza <text:span text:style-name="Source_20_Text">size()</text:span>:</text:p>
          <text:p text:style-name="P3"><text:span text:style-name="Source_20_Text">int tamaño = listaDeCadenas.size();</text:span></text:p>
        </text:list-item>
        <text:list-item>
          <text:p text:style-name="P6"><text:span text:style-name="Strong_20_Emphasis">Verificar si la lista está vacía</text:span>: Utiliza <text:span text:style-name="Source_20_Text">isEmpty()</text:span> para verificar si la lista está vacía:</text:p>
          <text:p text:style-name="P3"><text:span text:style-name="Source_20_Text">boolean estaVacia = listaDeCadenas.isEmpty();</text:span></text:p>
        </text:list-item>
        <text:list-item>
          <text:p text:style-name="P6"><text:span text:style-name="Strong_20_Emphasis">Recorrer la lista</text:span>: Se puede recorrer la lista utilizando un bucle <text:span text:style-name="Source_20_Text">for</text:span> o un <text:span text:style-name="Source_20_Text">for-each</text:span>:</text:p>
          <text:p text:style-name="P2"><text:span text:style-name="Source_20_Text">for (String item : listaDeCadenas) {</text:span></text:p>
          <text:p text:style-name="P2"><text:span text:style-name="Source_20_Text"><text:s text:c="4"/>System.out.println(item);</text:span></text:p>
          <text:p text:style-name="P3"><text:span text:style-name="Source_20_Text">}</text:span></text:p>
        </text:list-item>
      </text:list>
      <text:h text:style-name="Heading_20_3" text:outline-level="3">Ejemplo completo:</text:h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mploArrayLis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r una ArrayList de cadenas</text:span></text:p>
      <text:p text:style-name="Preformatted_20_Text"><text:span text:style-name="Source_20_Text"><text:s text:c="8"/>ArrayList&lt;String&gt; listaDeCadenas = new ArrayList&lt;&gt;();</text:span></text:p>
      <text:p text:style-name="Preformatted_20_Text"/>
      <text:p text:style-name="Preformatted_20_Text"><text:span text:style-name="Source_20_Text"><text:s text:c="8"/>// Agregar elementos</text:span></text:p>
      <text:p text:style-name="Preformatted_20_Text"><text:span text:style-name="Source_20_Text"><text:s text:c="8"/>listaDeCadenas.add("Hola");</text:span></text:p>
      <text:p text:style-name="Preformatted_20_Text"><text:span text:style-name="Source_20_Text"><text:s text:c="8"/>listaDeCadenas.add("Mundo");</text:span></text:p>
      <text:p text:style-name="Preformatted_20_Text"><text:span text:style-name="Source_20_Text"><text:s text:c="8"/>listaDeCadenas.add("Java");</text:span></text:p>
      <text:p text:style-name="Preformatted_20_Text"/>
      <text:p text:style-name="Preformatted_20_Text"><text:span text:style-name="Source_20_Text"><text:s text:c="8"/>// Acceder y modificar un elemento</text:span></text:p>
      <text:p text:style-name="Preformatted_20_Text"><text:span text:style-name="Source_20_Text"><text:s text:c="8"/>System.out.println(listaDeCadenas.get(1)); // Imprime "Mundo"</text:span></text:p>
      <text:p text:style-name="Preformatted_20_Text"><text:span text:style-name="Source_20_Text"><text:s text:c="8"/>listaDeCadenas.set(1, "Programación");</text:span></text:p>
      <text:p text:style-name="Preformatted_20_Text"><text:span text:style-name="Source_20_Text"><text:s text:c="8"/>System.out.println(listaDeCadenas.get(1)); // Imprime "Programación"</text:span></text:p>
      <text:p text:style-name="Preformatted_20_Text"/>
      <text:p text:style-name="Preformatted_20_Text"><text:span text:style-name="Source_20_Text"><text:s text:c="8"/>// Eliminar un elemento</text:span></text:p>
      <text:p text:style-name="Preformatted_20_Text"><text:span text:style-name="Source_20_Text"><text:s text:c="8"/>listaDeCadenas.remove("Java");</text:span></text:p>
      <text:p text:style-name="Preformatted_20_Text"/>
      <text:p text:style-name="Preformatted_20_Text"><text:span text:style-name="Source_20_Text"><text:s text:c="8"/>// Imprimir el tamaño</text:span></text:p>
      <text:p text:style-name="Preformatted_20_Text"><text:span text:style-name="Source_20_Text"><text:s text:c="8"/>System.out.println("Tamaño de la lista: " + listaDeCadenas.size());</text:span></text:p>
      <text:p text:style-name="Preformatted_20_Text"/>
      <text:p text:style-name="Preformatted_20_Text"><text:span text:style-name="Source_20_Text"><text:s text:c="8"/>// Recorrer la lista</text:span></text:p>
      <text:p text:style-name="Preformatted_20_Text"><text:span text:style-name="Source_20_Text"><text:s text:c="8"/>for (String item : listaDeCadenas) {</text:span></text:p>
      <text:p text:style-name="Preformatted_20_Text"><text:span text:style-name="Source_20_Text"><text:s text:c="12"/>System.out.println(item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Ventajas de ArrayList:</text:h>
      <text:list xml:id="list1565807263" text:style-name="L3">
        <text:list-item>
          <text:p text:style-name="P8"><text:span text:style-name="Strong_20_Emphasis">Redimensionamiento automático</text:span>: La lista se ajusta a medida que se añaden o eliminan elementos, lo que la hace mucho más flexible que los arrays tradicionales. </text:p>
        </text:list-item>
        <text:list-item>
          <text:p text:style-name="P8"><text:span text:style-name="Strong_20_Emphasis">Acceso rápido por índice</text:span>: Puedes acceder a cualquier elemento de la lista en tiempo constante (O(1)). </text:p>
        </text:list-item>
        <text:list-item>
          <text:p text:style-name="P7"><text:span text:style-name="Strong_20_Emphasis">Flexibilidad</text:span>: Permite almacenar tipos de datos variados a través de genéricos. </text:p>
        </text:list-item>
      </text:list>
      <text:h text:style-name="Heading_20_3" text:outline-level="3"><text:soft-page-break/>Desventajas de ArrayList:</text:h>
      <text:list xml:id="list4031158664" text:style-name="L4">
        <text:list-item>
          <text:p text:style-name="P10"><text:span text:style-name="Strong_20_Emphasis">Rendimiento al eliminar elementos</text:span>: Si eliminamos elementos en el medio de la lista o desplazamos elementos (por ejemplo, usando <text:span text:style-name="Source_20_Text">remove()</text:span> en posiciones intermedias), puede ser más lento, ya que se deben mover los elementos a la izquierda para llenar el vacío. </text:p>
        </text:list-item>
        <text:list-item>
          <text:p text:style-name="P9"><text:span text:style-name="Strong_20_Emphasis">Consumo de memoria</text:span>: Aunque las <text:span text:style-name="Source_20_Text">ArrayList</text:span> son flexibles, a veces pueden consumir más memoria, ya que la capacidad interna de la lista puede ser mayor que el número de elementos que contiene. </text:p>
        </text:list-item>
      </text:list>
      <text:p text:style-name="Text_20_body">¡Y eso es básicamente cómo funcionan las <text:span text:style-name="Source_20_Text">ArrayList</text:span> en Java! ¿Te gustaría saber algo más sobre ellas o alguna otra cosa de Java?</text:p>
      <text:p text:style-name="Standard">------------------------------------------------------------------------------------------------------------------------</text:p>
      <text:p text:style-name="Text_20_body">¡Claro! Aquí tienes 10 ejercicios prácticos sobre <text:span text:style-name="Strong_20_Emphasis">ArrayList</text:span> en Java, junto con sus soluciones:</text:p>
      <text:h text:style-name="Heading_20_3" text:outline-level="3">Ejercicio 1: Crear una ArrayList de cadenas y agregar 5 elementos.</text:h>
      <text:p text:style-name="Text_20_body"><text:span text:style-name="Strong_20_Emphasis">Enunciado</text:span>: Crea una ArrayList llamada <text:span text:style-name="Source_20_Text">frutas</text:span> que contenga los nombres de 5 frutas. Imprime la lista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System.out.println(frutas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2: Acceder a un elemento específico de la lista.</text:h>
      <text:p text:style-name="Text_20_body"><text:span text:style-name="Strong_20_Emphasis">Enunciado</text:span>: Usando la lista <text:span text:style-name="Source_20_Text">frutas</text:span> del ejercicio anterior, imprime el elemento que esté en la posición 2 (recuerda que los índices empiezan desde 0)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2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System.out.println(frutas.get(2)); <text:s/>// Imprime "Naranja"</text:span></text:p>
      <text:p text:style-name="Preformatted_20_Text"><text:span text:style-name="Source_20_Text"><text:s text:c="4"/>}</text:span></text:p>
      <text:p text:style-name="P1"><text:soft-page-break/><text:span text:style-name="Source_20_Text">}</text:span></text:p>
      <text:p text:style-name="Horizontal_20_Line"/>
      <text:h text:style-name="Heading_20_3" text:outline-level="3">Ejercicio 3: Modificar un elemento de la lista.</text:h>
      <text:p text:style-name="Text_20_body"><text:span text:style-name="Strong_20_Emphasis">Enunciado</text:span>: Modifica el segundo elemento de la lista <text:span text:style-name="Source_20_Text">frutas</text:span> (índice 1) a "Kiwi" y luego imprime la lista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3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frutas.set(1, "Kiwi");</text:span></text:p>
      <text:p text:style-name="Preformatted_20_Text"/>
      <text:p text:style-name="Preformatted_20_Text"><text:span text:style-name="Source_20_Text"><text:s text:c="8"/>System.out.println(frutas); <text:s/>// Imprime [Manzana, Kiwi, Naranja, Fresa, Uva]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4: Eliminar un elemento de la lista.</text:h>
      <text:p text:style-name="Text_20_body"><text:span text:style-name="Strong_20_Emphasis">Enunciado</text:span>: Elimina el elemento en la posición 3 (índice 3) de la lista <text:span text:style-name="Source_20_Text">frutas</text:span> y luego imprime la lista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4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frutas.remove(3); <text:s/>// Elimina "Fresa"</text:span></text:p>
      <text:p text:style-name="Preformatted_20_Text"/>
      <text:p text:style-name="Preformatted_20_Text"><text:span text:style-name="Source_20_Text"><text:s text:c="8"/>System.out.println(frutas); <text:s/>// Imprime [Manzana, Banana, Naranja, Uva]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<text:soft-page-break/>Ejercicio 5: Comprobar si un elemento está en la lista.</text:h>
      <text:p text:style-name="Text_20_body"><text:span text:style-name="Strong_20_Emphasis">Enunciado</text:span>: Comprueba si la fruta "Naranja" está presente en la lista <text:span text:style-name="Source_20_Text">frutas</text:span> y muestra un mensaje si es cierto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5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if (frutas.contains("Naranja")) {</text:span></text:p>
      <text:p text:style-name="Preformatted_20_Text"><text:span text:style-name="Source_20_Text"><text:s text:c="12"/>System.out.println("La fruta Naranja está en la lista."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System.out.println("La fruta Naranja no está en la list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6: Obtener el tamaño de la lista.</text:h>
      <text:p text:style-name="Text_20_body"><text:span text:style-name="Strong_20_Emphasis">Enunciado</text:span>: Obtén el tamaño de la lista <text:span text:style-name="Source_20_Text">frutas</text:span> y muestra el valor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6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System.out.println("El tamaño de la lista es: " + frutas.size()); <text:s/>// Imprime "El tamaño de la lista es: 5"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7: Limpiar la lista.</text:h>
      <text:p text:style-name="Text_20_body"><text:span text:style-name="Strong_20_Emphasis">Enunciado</text:span>: Usa el método <text:span text:style-name="Source_20_Text">clear()</text:span> para vaciar la lista <text:span text:style-name="Source_20_Text">frutas</text:span> y luego imprime la lista para confirmar que está vacía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oft-page-break/><text:span text:style-name="Source_20_Text">public class Ejercicio7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frutas.clear(); <text:s/>// Vacia la lista</text:span></text:p>
      <text:p text:style-name="Preformatted_20_Text"/>
      <text:p text:style-name="Preformatted_20_Text"><text:span text:style-name="Source_20_Text"><text:s text:c="8"/>System.out.println("Lista después de limpiar: " + frutas); <text:s/>// Imprime "Lista después de limpiar: []"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8: Recorrer la lista con un bucle <text:span text:style-name="Source_20_Text">for-each</text:span>.</text:h>
      <text:p text:style-name="Text_20_body"><text:span text:style-name="Strong_20_Emphasis">Enunciado</text:span>: Recorre la lista <text:span text:style-name="Source_20_Text">frutas</text:span> utilizando un bucle <text:span text:style-name="Source_20_Text">for-each</text:span> e imprime cada elemento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8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pan text:style-name="Source_20_Text"><text:s text:c="8"/>for (String fruta : frutas) {</text:span></text:p>
      <text:p text:style-name="Preformatted_20_Text"><text:span text:style-name="Source_20_Text"><text:s text:c="12"/>System.out.println(fruta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9: Añadir una lista de elementos a otra lista.</text:h>
      <text:p text:style-name="Text_20_body"><text:span text:style-name="Strong_20_Emphasis">Enunciado</text:span>: Crea una nueva lista llamada <text:span text:style-name="Source_20_Text">citrus</text:span> con las frutas "Limón" y "Mandarina". Luego, añade estos elementos a la lista <text:span text:style-name="Source_20_Text">frutas</text:span> y muestra la lista resultante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9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Naranja");</text:span></text:p>
      <text:p text:style-name="Preformatted_20_Text"><text:span text:style-name="Source_20_Text"><text:s text:c="8"/>frutas.add("Fresa");</text:span></text:p>
      <text:p text:style-name="Preformatted_20_Text"><text:span text:style-name="Source_20_Text"><text:s text:c="8"/>frutas.add("Uva");</text:span></text:p>
      <text:p text:style-name="Preformatted_20_Text"/>
      <text:p text:style-name="Preformatted_20_Text"><text:soft-page-break/><text:span text:style-name="Source_20_Text"><text:s text:c="8"/>ArrayList&lt;String&gt; citrus = new ArrayList&lt;&gt;();</text:span></text:p>
      <text:p text:style-name="Preformatted_20_Text"><text:span text:style-name="Source_20_Text"><text:s text:c="8"/>citrus.add("Limón");</text:span></text:p>
      <text:p text:style-name="Preformatted_20_Text"><text:span text:style-name="Source_20_Text"><text:s text:c="8"/>citrus.add("Mandarina");</text:span></text:p>
      <text:p text:style-name="Preformatted_20_Text"/>
      <text:p text:style-name="Preformatted_20_Text"><text:span text:style-name="Source_20_Text"><text:s text:c="8"/>frutas.addAll(citrus); <text:s/>// Añade todos los elementos de citrus a frutas</text:span></text:p>
      <text:p text:style-name="Preformatted_20_Text"/>
      <text:p text:style-name="Preformatted_20_Text"><text:span text:style-name="Source_20_Text"><text:s text:c="8"/>System.out.println(frutas); <text:s/>// Imprime [Manzana, Banana, Naranja, Fresa, Uva, Limón, Mandarina]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10: Comprobar si la lista está vacía.</text:h>
      <text:p text:style-name="Text_20_body"><text:span text:style-name="Strong_20_Emphasis">Enunciado</text:span>: Usa el método <text:span text:style-name="Source_20_Text">isEmpty()</text:span> para comprobar si la lista <text:span text:style-name="Source_20_Text">frutas</text:span> está vacía y muestra un mensaje adecuado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0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ArrayList&lt;String&gt; frutas = new ArrayList&lt;&gt;();</text:span></text:p>
      <text:p text:style-name="Preformatted_20_Text"/>
      <text:p text:style-name="Preformatted_20_Text"><text:span text:style-name="Source_20_Text"><text:s text:c="8"/>if (frutas.isEmpty()) {</text:span></text:p>
      <text:p text:style-name="Preformatted_20_Text"><text:span text:style-name="Source_20_Text"><text:s text:c="12"/>System.out.println("La lista está vacía."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System.out.println("La lista no está vací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p text:style-name="Text_20_body">Estos ejercicios cubren operaciones básicas de las <text:span text:style-name="Strong_20_Emphasis">ArrayList</text:span> en Java, como agregar, acceder, modificar, eliminar elementos, y otras funciones útiles. ¿Te gustaría hacer más ejercicios o necesitas aclaraciones sobre algún ejercicio específico?</text:p>
      <text:p text:style-name="Standard">------------------------------------------------------------------------------------------------------------------------</text:p>
      <text:p text:style-name="Standard"/>
      <text:p text:style-name="Text_20_body">¡Por supuesto! Aquí tienes dos ejercicios más avanzados sobre <text:span text:style-name="Strong_20_Emphasis">ArrayList</text:span> en Java, que abordan temas como la manipulación más compleja de listas, el uso de métodos como <text:span text:style-name="Source_20_Text">removeIf()</text:span> y la ordenación de elementos.</text:p>
      <text:h text:style-name="Heading_20_3" text:outline-level="3">Ejercicio 11: Eliminar elementos que cumplan con una condición</text:h>
      <text:p text:style-name="Text_20_body"><text:span text:style-name="Strong_20_Emphasis">Enunciado</text:span>: Dada una lista de enteros, elimina todos los números que sean divisibles por 3 y luego imprime la lista resultante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r una lista de enteros</text:span></text:p>
      <text:p text:style-name="Preformatted_20_Text"><text:span text:style-name="Source_20_Text"><text:s text:c="8"/>ArrayList&lt;Integer&gt; numeros = new ArrayList&lt;&gt;();</text:span></text:p>
      <text:p text:style-name="Preformatted_20_Text"><text:soft-page-break/><text:span text:style-name="Source_20_Text"><text:s text:c="8"/>numeros.add(1);</text:span></text:p>
      <text:p text:style-name="Preformatted_20_Text"><text:span text:style-name="Source_20_Text"><text:s text:c="8"/>numeros.add(3);</text:span></text:p>
      <text:p text:style-name="Preformatted_20_Text"><text:span text:style-name="Source_20_Text"><text:s text:c="8"/>numeros.add(6);</text:span></text:p>
      <text:p text:style-name="Preformatted_20_Text"><text:span text:style-name="Source_20_Text"><text:s text:c="8"/>numeros.add(9);</text:span></text:p>
      <text:p text:style-name="Preformatted_20_Text"><text:span text:style-name="Source_20_Text"><text:s text:c="8"/>numeros.add(15);</text:span></text:p>
      <text:p text:style-name="Preformatted_20_Text"><text:span text:style-name="Source_20_Text"><text:s text:c="8"/>numeros.add(20);</text:span></text:p>
      <text:p text:style-name="Preformatted_20_Text"/>
      <text:p text:style-name="Preformatted_20_Text"><text:span text:style-name="Source_20_Text"><text:s text:c="8"/>// Eliminar los números divisibles por 3</text:span></text:p>
      <text:p text:style-name="Preformatted_20_Text"><text:span text:style-name="Source_20_Text"><text:s text:c="8"/>numeros.removeIf(n -&gt; n % 3 == 0); <text:s/>// removeIf elimina elementos que cumplan la condición</text:span></text:p>
      <text:p text:style-name="Preformatted_20_Text"/>
      <text:p text:style-name="Preformatted_20_Text"><text:span text:style-name="Source_20_Text"><text:s text:c="8"/>// Imprimir la lista resultante</text:span></text:p>
      <text:p text:style-name="Preformatted_20_Text"><text:span text:style-name="Source_20_Text"><text:s text:c="8"/>System.out.println("Lista después de eliminar los divisibles por 3: " + numeros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Explicación</text:span>:</text:p>
      <text:list xml:id="list957412666" text:style-name="L5">
        <text:list-item>
          <text:p text:style-name="P12">Usamos <text:span text:style-name="Source_20_Text">removeIf()</text:span> para eliminar todos los elementos que sean divisibles por 3 de la lista. Este método recibe un predicado (condición) y elimina los elementos que lo cumplan. </text:p>
        </text:list-item>
        <text:list-item>
          <text:p text:style-name="P11">El resultado será: <text:span text:style-name="Source_20_Text">[1, 20]</text:span> porque todos los demás elementos eran divisibles por 3. </text:p>
        </text:list-item>
      </text:list>
      <text:p text:style-name="Horizontal_20_Line"/>
      <text:h text:style-name="Heading_20_3" text:outline-level="3">Ejercicio 12: Ordenar una lista de objetos personalizados</text:h>
      <text:p text:style-name="Text_20_body"><text:span text:style-name="Strong_20_Emphasis">Enunciado</text:span>: Crea una clase llamada <text:span text:style-name="Source_20_Text">Producto</text:span> que tenga dos atributos: <text:span text:style-name="Source_20_Text">nombre</text:span> (String) y <text:span text:style-name="Source_20_Text">precio</text:span> (double). Crea una lista de productos y ordénala por el precio en orden ascendente. Luego, imprime la lista ordenada.</text:p>
      <text:p text:style-name="Text_20_body"><text:span text:style-name="Strong_20_Emphasis">Solución</text:span>:</text:p>
      <text:p text:style-name="Preformatted_20_Text"><text:span text:style-name="Source_20_Text">import java.util.ArrayList;</text:span></text:p>
      <text:p text:style-name="Preformatted_20_Text"><text:span text:style-name="Source_20_Text">import java.util.Collections;</text:span></text:p>
      <text:p text:style-name="Preformatted_20_Text"/>
      <text:p text:style-name="Preformatted_20_Text"><text:span text:style-name="Source_20_Text">class Producto {</text:span></text:p>
      <text:p text:style-name="Preformatted_20_Text"><text:span text:style-name="Source_20_Text"><text:s text:c="4"/>String nombre;</text:span></text:p>
      <text:p text:style-name="Preformatted_20_Text"><text:span text:style-name="Source_20_Text"><text:s text:c="4"/>double precio;</text:span></text:p>
      <text:p text:style-name="Preformatted_20_Text"/>
      <text:p text:style-name="Preformatted_20_Text"><text:span text:style-name="Source_20_Text"><text:s text:c="4"/>// Constructor</text:span></text:p>
      <text:p text:style-name="Preformatted_20_Text"><text:span text:style-name="Source_20_Text"><text:s text:c="4"/>public Producto(String nombre, double precio) {</text:span></text:p>
      <text:p text:style-name="Preformatted_20_Text"><text:span text:style-name="Source_20_Text"><text:s text:c="8"/>this.nombre = nombre;</text:span></text:p>
      <text:p text:style-name="Preformatted_20_Text"><text:span text:style-name="Source_20_Text"><text:s text:c="8"/>this.precio = prec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Método para mostrar información del producto</text:span></text:p>
      <text:p text:style-name="Preformatted_20_Text"><text:span text:style-name="Source_20_Text"><text:s text:c="4"/>public String toString() {</text:span></text:p>
      <text:p text:style-name="Preformatted_20_Text"><text:span text:style-name="Source_20_Text"><text:s text:c="8"/>return nombre + " - $" + precio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Ejercicio12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r una lista de productos</text:span></text:p>
      <text:p text:style-name="Preformatted_20_Text"><text:span text:style-name="Source_20_Text"><text:s text:c="8"/>ArrayList&lt;Producto&gt; productos = new ArrayList&lt;&gt;();</text:span></text:p>
      <text:p text:style-name="Preformatted_20_Text"><text:span text:style-name="Source_20_Text"><text:s text:c="8"/>productos.add(new Producto("Camiseta", 19.99));</text:span></text:p>
      <text:p text:style-name="Preformatted_20_Text"><text:span text:style-name="Source_20_Text"><text:s text:c="8"/>productos.add(new Producto("Zapatos", 49.99));</text:span></text:p>
      <text:p text:style-name="Preformatted_20_Text"><text:span text:style-name="Source_20_Text"><text:s text:c="8"/>productos.add(new Producto("Gafas", 29.99));</text:span></text:p>
      <text:p text:style-name="Preformatted_20_Text"><text:span text:style-name="Source_20_Text"><text:s text:c="8"/>productos.add(new Producto("Pantalones", 39.99));</text:span></text:p>
      <text:p text:style-name="Preformatted_20_Text"><text:span text:style-name="Source_20_Text"><text:s text:c="8"/>productos.add(new Producto("Chaqueta", 59.99));</text:span></text:p>
      <text:p text:style-name="Preformatted_20_Text"><text:soft-page-break/></text:p>
      <text:p text:style-name="Preformatted_20_Text"><text:span text:style-name="Source_20_Text"><text:s text:c="8"/>// Ordenar la lista por precio usando un comparador</text:span></text:p>
      <text:p text:style-name="Preformatted_20_Text"><text:span text:style-name="Source_20_Text"><text:s text:c="8"/>Collections.sort(productos, (p1, p2) -&gt; Double.compare(p1.precio, p2.precio));</text:span></text:p>
      <text:p text:style-name="Preformatted_20_Text"/>
      <text:p text:style-name="Preformatted_20_Text"><text:span text:style-name="Source_20_Text"><text:s text:c="8"/>// Imprimir la lista ordenada</text:span></text:p>
      <text:p text:style-name="Preformatted_20_Text"><text:span text:style-name="Source_20_Text"><text:s text:c="8"/>System.out.println("Lista de productos ordenada por precio:");</text:span></text:p>
      <text:p text:style-name="Preformatted_20_Text"><text:span text:style-name="Source_20_Text"><text:s text:c="8"/>for (Producto p : productos) {</text:span></text:p>
      <text:p text:style-name="Preformatted_20_Text"><text:span text:style-name="Source_20_Text"><text:s text:c="12"/>System.out.println(p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Explicación</text:span>:</text:p>
      <text:list xml:id="list236289167" text:style-name="L6">
        <text:list-item>
          <text:p text:style-name="P14">Primero, creamos una clase <text:span text:style-name="Source_20_Text">Producto</text:span> con los atributos <text:span text:style-name="Source_20_Text">nombre</text:span> y <text:span text:style-name="Source_20_Text">precio</text:span>. </text:p>
        </text:list-item>
        <text:list-item>
          <text:p text:style-name="P14">Luego, usamos <text:span text:style-name="Source_20_Text">Collections.sort()</text:span> para ordenar la lista de productos, pasándole un comparador que compara los precios de los productos. </text:p>
        </text:list-item>
        <text:list-item>
          <text:p text:style-name="P14">El comparador es implementado usando una expresión lambda: <text:span text:style-name="Source_20_Text">(p1, p2) -&gt; Double.compare(p1.precio, p2.precio)</text:span>, que compara los precios de dos productos y devuelve un valor negativo, cero o positivo, según si el primero es menor, igual o mayor que el segundo. </text:p>
        </text:list-item>
        <text:list-item>
          <text:p text:style-name="P13">Finalmente, imprimimos la lista de productos ordenada por precio. </text:p>
        </text:list-item>
      </text:list>
      <text:p text:style-name="Text_20_body"><text:span text:style-name="Strong_20_Emphasis">Resultado esperado</text:span>:</text:p>
      <text:p text:style-name="Preformatted_20_Text"><text:span text:style-name="Source_20_Text">Lista de productos ordenada por precio:</text:span></text:p>
      <text:p text:style-name="Preformatted_20_Text"><text:span text:style-name="Source_20_Text">Camiseta - $19.99</text:span></text:p>
      <text:p text:style-name="Preformatted_20_Text"><text:span text:style-name="Source_20_Text">Gafas - $29.99</text:span></text:p>
      <text:p text:style-name="Preformatted_20_Text"><text:span text:style-name="Source_20_Text">Pantalones - $39.99</text:span></text:p>
      <text:p text:style-name="Preformatted_20_Text"><text:span text:style-name="Source_20_Text">Zapatos - $49.99</text:span></text:p>
      <text:p text:style-name="P1"><text:span text:style-name="Source_20_Text">Chaqueta - $59.99</text:span></text:p>
      <text:p text:style-name="Horizontal_20_Line"/>
      <text:h text:style-name="Heading_20_3" text:outline-level="3">Resumen de los ejercicios:</text:h>
      <text:list xml:id="list1051385523" text:style-name="L7">
        <text:list-item>
          <text:p text:style-name="P16"><text:span text:style-name="Strong_20_Emphasis">Ejercicio 11</text:span>: Manipula listas con una condición específica utilizando el método <text:span text:style-name="Source_20_Text">removeIf()</text:span>. </text:p>
        </text:list-item>
        <text:list-item>
          <text:p text:style-name="P15"><text:span text:style-name="Strong_20_Emphasis">Ejercicio 12</text:span>: Trabaja con listas de objetos personalizados y utiliza un comparador para ordenar los elementos de la lista. </text:p>
        </text:list-item>
      </text:list>
      <text:p text:style-name="Text_20_body">Estos ejercicios avanzados requieren el uso de métodos de la clase <text:span text:style-name="Source_20_Text">ArrayList</text:span> que permiten eliminar elementos según una condición y también manipular objetos dentro de la lista. Además, involucra el uso de <text:span text:style-name="Strong_20_Emphasis">expresiones lambda</text:span> y <text:span text:style-name="Strong_20_Emphasis">comparadores</text:span>, lo que los hace más complejos que los ejercicios anteriores.</text:p>
      <text:p text:style-name="Text_20_body">¿Te gustaría más detalles sobre alguno de estos ejercicios o algún concepto relacionado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6:32:53.069066633</meta:creation-date>
    <dc:date>2025-02-12T16:38:17.455492747</dc:date>
    <meta:editing-duration>PT5M24S</meta:editing-duration>
    <meta:editing-cycles>1</meta:editing-cycles>
    <meta:document-statistic meta:table-count="0" meta:image-count="0" meta:object-count="0" meta:page-count="9" meta:paragraph-count="311" meta:word-count="1833" meta:character-count="14768" meta:non-whitespace-character-count="12044"/>
    <meta:generator>LibreOffice/7.3.7.2$Linux_X86_64 LibreOffice_project/30$Build-2</meta:generator>
  </office:meta>
</office:document-meta>
</file>